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3.036cm"/>
    </style:style>
    <style:style style:name="gr2" style:family="graphic" style:parent-style-name="standard">
      <style:graphic-properties draw:stroke="solid" draw:stroke-linejoin="miter" svg:stroke-linecap="butt" draw:textarea-horizontal-align="justify" draw:textarea-vertical-align="middle" draw:auto-grow-height="false" fo:min-height="1.85cm" fo:min-width="5.3cm"/>
    </style:style>
    <style:style style:name="gr3" style:family="graphic" style:parent-style-name="standard">
      <style:graphic-properties draw:stroke="solid" draw:stroke-dash="Ultrafine_20_2_20_Dots_20_3_20_Dashes" draw:textarea-horizontal-align="justify" draw:textarea-vertical-align="middle" draw:auto-grow-height="false" fo:min-height="2.35cm" fo:min-width="7.1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.3cm" svg:x="11.5cm" svg:y="3.5cm">
          <text:p text:style-name="P1">P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8cm" svg:height="2.1cm" svg:x="6.2cm" svg:y="6.3cm">
          <text:p text:style-name="P1">pmb_library_ma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cm" svg:height="2.6cm" svg:x="6cm" svg:y="9.7cm">
          <text:p text:style-name="P1">Localiser un exemplaire </text:p>
          <text:p text:style-name="P1">dans une bibliothèque</text:p>
          <draw:enhanced-geometry svg:viewBox="0 0 21600 21600" draw:type="rectangle" draw:enhanced-path="M 0 0 L 21600 0 21600 21600 0 21600 0 0 Z N"/>
        </draw:custom-shape>
        <draw:path draw:style-name="gr4" draw:text-style-name="P2" draw:layer="layout" svg:width="5.514cm" svg:height="5.373cm" draw:transform="rotate (-0.785398163397448) translate (9.39999999999999cm 1.5cm)" svg:viewBox="0 0 5515 5374" svg:d="M0 5374c4101 0 5515-5374 5515-5374">
          <text:p/>
        </draw:path>
        <draw:path draw:style-name="gr4" draw:text-style-name="P2" draw:layer="layout" svg:width="2.898cm" svg:height="3.04cm" draw:transform="rotate (-0.785398163397448) translate (12.2cm 5.9cm)" svg:viewBox="0 0 2899 3041" svg:d="M0 0c2687 0 2899 3041 2899 3041">
          <text:p/>
        </draw:path>
        <draw:custom-shape draw:style-name="gr1" draw:text-style-name="P1" draw:layer="layout" svg:width="5cm" svg:height="2.3cm" svg:x="2.5cm" svg:y="3.5cm">
          <text:p text:style-name="P1">Lec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-width="0.5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1:36:17.423617921</meta:creation-date>
    <dc:date>2019-03-21T09:37:48.997350128</dc:date>
    <meta:editing-duration>PT10M22S</meta:editing-duration>
    <meta:editing-cycles>4</meta:editing-cycles>
    <meta:generator>LibreOffice/6.1.5.2$Linux_X86_64 LibreOffice_project/10$Build-2</meta:generator>
    <meta:document-statistic meta:object-count="6"/>
  </office:meta>
</office:document-meta>
</file>